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5cm"/>
    </style:style>
    <style:style style:name="ro1" style:family="table-row">
      <style:table-row-properties style:row-height="0.97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Y&quot;" style:apply-style-name="Good" style:base-cell-address="instructions.B1"/>
    </style:style>
    <style:style style:name="ce2" style:family="table-cell" style:parent-style-name="Default">
      <style:map style:condition="cell-content()=&quot;Y&quot;" style:apply-style-name="Good" style:base-cell-address="csr.B1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Instruction/Feature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ALU test</text:p>
          </table:table-cell>
          <table:table-cell office:value-type="string" calcext:value-type="string">
            <text:p>Integration test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ADD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D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D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IPC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Q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GE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GEU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T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TU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NE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BREA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CALL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FENC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AL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ALR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B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LBU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LH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LHU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LUI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W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R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B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H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LL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L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T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T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TIU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TU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RA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RA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RL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RL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B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XOR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OR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RET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SRRW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SRRS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SRRC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SRRW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SRRS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SRRC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 table:number-rows-repeated="1048527">
          <table:table-cell table:number-columns-repeated="5"/>
        </table:table-row>
        <table:table-row table:style-name="ro2">
          <table:table-cell table:number-columns-repeated="5"/>
        </table:table-row>
        <calcext:conditional-formats>
          <calcext:conditional-format calcext:target-range-address="instructions.B15:instructions.D1048576 instructions.B1:instructions.D13 instructions.C14:instructions.D14">
            <calcext:condition calcext:apply-style-name="Good" calcext:value="=&quot;Y&quot;" calcext:base-cell-address="instructions.B1"/>
          </calcext:conditional-format>
        </calcext:conditional-formats>
      </table:table>
      <table:table table:name="cs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Instruction/Feature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mcause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pc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status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ime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mtimecmp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mie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2" table:number-rows-repeated="1048568">
          <table:table-cell table:number-columns-repeated="4"/>
        </table:table-row>
        <table:table-row table:style-name="ro2">
          <table:table-cell table:number-columns-repeated="4"/>
        </table:table-row>
        <calcext:conditional-formats>
          <calcext:conditional-format calcext:target-range-address="csr.B1:csr.C1048576">
            <calcext:condition calcext:apply-style-name="Good" calcext:value="=&quot;Y&quot;" calcext:base-cell-address="csr.B1"/>
          </calcext:conditional-format>
        </calcext:conditional-formats>
      </table:table>
      <table:named-expressions/>
      <table:database-ranges>
        <table:database-range table:name="Instruction_Feature" table:target-range-address="instructions.A1:instructions.A1048576" table:on-update-keep-styles="true" table:on-update-keep-size="false"/>
        <table:database-range table:name="Instruction_Feature_2" table:target-range-address="csr.A1:csr.A1048576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SC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3">00/00/0000</text:date>, <text:time style:data-style-name="N2" text:time-value="09:50:26.4104229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11:06:44.730280843</meta:creation-date>
    <dc:date>2024-09-23T17:10:03.902454272</dc:date>
    <meta:editing-duration>PT14H55M47S</meta:editing-duration>
    <meta:editing-cycles>17</meta:editing-cycles>
    <meta:generator>LibreOffice/24.8.0.3$Linux_X86_64 LibreOffice_project/480$Build-3</meta:generator>
    <meta:document-statistic meta:table-count="2" meta:cell-count="153" meta:object-count="0"/>
  </office:meta>
</office:document-meta>
</file>